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HttpSockJsSession.disconnect( Close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HttpSockJsSession.is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HttpSockJsSession.TestHttpSockJsSession( String sessionId , SockJsServiceConfig config , WebSocketHandler wsHandler , Map &lt; String , Object &gt;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HttpSockJsSession.getSockJsFramesWritt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HttpSockJsSession.getClose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HttpSockJsSession.getNumberOfLastActiveTimeUpd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HttpSockJsSession.setActive( boolean ac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HttpSockJsSession.flush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HttpSockJsSession.updateLastActiv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HttpSockJsSession.didCancelHeartbe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HttpSockJsSession.setAcceptedProtocol( String proto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HttpSockJsSession.getPrelude( ServerHttp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HttpSockJsSession.setExceptionOnWrite( IOException exceptionOn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HttpSockJsSession.writeFrameInternal( SockJsFrame fr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HttpSockJsSession.cancelHeartbe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HttpSockJsSession.getAccepted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